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erif Pro" svg:font-family="'Source Serif Pro', 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true"/>
      <style:text-properties style:font-name="Times New Roman" fo:font-size="13pt" style:font-size-asian="13pt" style:font-size-complex="13pt"/>
    </style:style>
    <style:style style:name="P2" style:family="paragraph" style:parent-style-name="Title">
      <style:paragraph-properties fo:text-align="center" style:justify-single-word="false" fo:break-before="page"/>
      <style:text-properties style:font-name="Times New Roman" fo:font-size="20pt" fo:font-weight="bold" style:font-size-asian="20pt" style:font-weight-asian="bold" style:font-size-complex="20pt" style:font-weight-complex="bold"/>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 style:family="paragraph" style:parent-style-name="Text_20_body" style:list-style-name="L3">
      <style:paragraph-properties fo:margin-top="0cm" fo:margin-bottom="0cm" fo:line-height="150%" fo:text-align="justify" style:justify-single-word="false" fo:orphans="2" fo:widows="2" fo:padding="0cm" fo:border="none"/>
      <style:text-properties fo:font-variant="normal" fo:text-transform="none" fo:color="#3d464d" style:font-name="Times New Roman" fo:font-size="11pt" fo:letter-spacing="normal" fo:font-style="normal" fo:font-weight="normal" style:font-size-asian="11pt" style:font-size-complex="11pt"/>
    </style:style>
    <style:style style:name="P5" style:family="paragraph" style:parent-style-name="Text_20_body">
      <style:paragraph-properties fo:margin-left="0cm" fo:margin-right="0cm" fo:margin-top="0cm" fo:margin-bottom="0cm" fo:line-height="150%" fo:text-align="justify" style:justify-single-word="false" fo:orphans="2" fo:widows="2" fo:text-indent="0cm" style:auto-text-indent="true" fo:padding="0cm" fo:border="none"/>
      <style:text-properties fo:font-variant="normal" fo:text-transform="none" fo:color="#3d464d" style:font-name="Times New Roman" fo:font-size="13pt" fo:letter-spacing="normal" fo:font-style="normal" fo:font-weight="normal" style:font-size-asian="13pt" style:font-size-complex="13pt"/>
    </style:style>
    <style:style style:name="P6" style:family="paragraph" style:parent-style-name="Text_20_body">
      <style:paragraph-properties fo:margin-left="0cm" fo:margin-right="0cm" fo:margin-top="0cm" fo:margin-bottom="0cm" fo:line-height="150%" fo:text-align="justify" style:justify-single-word="false" fo:orphans="2" fo:widows="2" fo:text-indent="0cm" style:auto-text-indent="true" fo:padding="0cm" fo:border="none"/>
    </style:style>
    <style:style style:name="P7" style:family="paragraph" style:parent-style-name="Text_20_body">
      <style:paragraph-properties fo:margin-left="0cm" fo:margin-right="0cm" fo:line-height="150%" fo:text-align="justify" style:justify-single-word="false" fo:orphans="2" fo:widows="2" fo:text-indent="0cm" style:auto-text-indent="true" fo:padding="0cm" fo:border="none"/>
      <style:text-properties fo:font-variant="normal" fo:text-transform="none" fo:color="#3d464d" style:font-name="Times New Roman" fo:font-size="13pt" fo:letter-spacing="normal" fo:font-style="normal" fo:font-weight="normal" style:font-size-asian="13pt" style:font-size-complex="13pt"/>
    </style:style>
    <style:style style:name="P8" style:family="paragraph" style:parent-style-name="Text_20_body">
      <style:paragraph-properties fo:margin-left="0cm" fo:margin-right="0cm" fo:line-height="150%" fo:text-align="justify" style:justify-single-word="false" fo:orphans="2" fo:widows="2" fo:text-indent="0cm" style:auto-text-indent="true" fo:padding="0cm" fo:border="none"/>
      <style:text-properties fo:font-variant="normal" fo:text-transform="none" fo:color="#3d464d" style:font-name="Source Serif Pro" fo:font-size="13.5pt" fo:letter-spacing="normal" fo:font-style="normal" fo:font-weight="normal"/>
    </style:style>
    <style:style style:name="P9" style:family="paragraph" style:parent-style-name="Text_20_body">
      <style:paragraph-properties fo:margin-left="0cm" fo:margin-right="0cm" fo:line-height="150%" fo:text-align="justify" style:justify-single-word="false" fo:orphans="2" fo:widows="2" fo:text-indent="0cm" style:auto-text-indent="true" fo:break-before="page" fo:padding="0cm" fo:border="none"/>
      <style:text-properties fo:font-variant="normal" fo:text-transform="none" fo:color="#3d464d" style:font-name="Times New Roman" fo:font-size="13pt" fo:letter-spacing="normal" fo:font-style="normal" fo:font-weight="normal" style:font-size-asian="13pt" style:font-size-complex="13pt"/>
    </style:style>
    <style:style style:name="P10" style:family="paragraph" style:parent-style-name="Text_20_body">
      <style:paragraph-properties fo:margin-left="0cm" fo:margin-right="0cm" fo:line-height="150%" fo:text-align="justify" style:justify-single-word="false" fo:text-indent="0cm" style:auto-text-indent="true"/>
    </style:style>
    <style:style style:name="P11" style:family="paragraph" style:parent-style-name="Text_20_body" style:list-style-name="L3">
      <style:paragraph-properties fo:line-height="150%" fo:text-align="justify" style:justify-single-word="false" fo:orphans="2" fo:widows="2" fo:padding="0cm" fo:border="none"/>
      <style:text-properties fo:font-variant="normal" fo:text-transform="none" fo:color="#3d464d" style:font-name="Times New Roman" fo:font-size="11pt" fo:letter-spacing="normal" fo:font-style="normal" fo:font-weight="normal" style:font-size-asian="11pt" style:font-size-complex="11pt"/>
    </style:style>
    <style:style style:name="P12" style:family="paragraph" style:parent-style-name="Heading_20_1">
      <style:paragraph-properties fo:text-align="center" style:justify-single-word="false"/>
      <style:text-properties style:font-name="Times New Roman"/>
    </style:style>
    <style:style style:name="P13" style:family="paragraph" style:parent-style-name="Heading_20_1">
      <style:paragraph-properties fo:text-align="center" style:justify-single-word="false" fo:break-before="page"/>
      <style:text-properties fo:font-size="20pt" fo:font-weight="bold" style:font-size-asian="20pt" style:font-weight-asian="bold" style:font-size-complex="20pt" style:font-weight-complex="bold"/>
    </style:style>
    <style:style style:name="P14" style:family="paragraph" style:parent-style-name="Quotations">
      <style:paragraph-properties fo:margin-left="0cm" fo:margin-right="0cm" fo:margin-top="0cm" fo:margin-bottom="0cm" fo:line-height="150%" fo:text-align="justify" style:justify-single-word="false" fo:orphans="2" fo:widows="2" fo:text-indent="0cm" style:auto-text-indent="true" fo:background-color="#f0f0f0" fo:padding="0cm" fo:border="none">
        <style:background-image/>
      </style:paragraph-properties>
      <style:text-properties fo:font-variant="normal" fo:text-transform="none" fo:color="#3d464d" style:font-name="Times New Roman" fo:font-size="13pt" fo:letter-spacing="normal" fo:font-style="normal" fo:font-weight="normal" style:font-size-asian="13pt" style:font-size-complex="13pt"/>
    </style:style>
    <style:style style:name="T1" style:family="text">
      <style:text-properties style:font-name="Source Serif Pro" fo:font-size="13.5pt"/>
    </style:style>
    <style:style style:name="T2" style:family="text">
      <style:text-properties style:font-name="Source Serif Pro" fo:font-size="13.5pt" fo:background-color="#f0f3f5"/>
    </style:style>
    <style:style style:name="T3" style:family="text">
      <style:text-properties fo:font-size="13.5pt"/>
    </style:style>
    <style:style style:name="T4" style:family="text">
      <style:text-properties fo:font-size="13.5pt" fo:background-color="#f0f3f5"/>
    </style:style>
    <style:style style:name="T5" style:family="text">
      <style:text-properties fo:font-variant="normal" fo:text-transform="none" fo:color="#3d464d" style:font-name="Source Serif Pro" fo:font-size="13.5pt" fo:letter-spacing="normal" fo:font-style="normal" fo:font-weight="normal"/>
    </style:style>
    <style:style style:name="T6" style:family="text">
      <style:text-properties fo:font-variant="normal" fo:text-transform="none" fo:color="#3d464d" style:font-name="Source Serif Pro" fo:font-size="13.5pt" fo:letter-spacing="normal" fo:font-style="normal" fo:font-weight="normal" fo:background-color="#f0f3f5"/>
    </style:style>
    <style:style style:name="T7" style:family="text">
      <style:text-properties fo:font-variant="normal" fo:text-transform="none" fo:color="#3d464d" fo:font-size="13.5pt" fo:letter-spacing="normal" fo:font-style="normal" fo:font-weight="normal"/>
    </style:style>
    <style:style style:name="T8" style:family="text">
      <style:text-properties fo:font-variant="normal" fo:text-transform="none" fo:color="#3d464d" fo:font-size="13.5pt" fo:letter-spacing="normal" fo:font-style="normal" fo:font-weight="normal" fo:background-color="#f0f3f5"/>
    </style:style>
    <style:style style:name="T9" style:family="text">
      <style:text-properties fo:font-variant="normal" fo:text-transform="none" fo:color="#3d464d" style:font-name="Times New Roman" fo:font-size="13.5pt" fo:letter-spacing="normal" fo:font-style="normal" fo:font-weight="normal"/>
    </style:style>
    <style:style style:name="T10" style:family="text">
      <style:text-properties fo:font-variant="normal" fo:text-transform="none" fo:color="#3d464d" style:font-name="Times New Roman" fo:font-size="13.5pt" fo:letter-spacing="normal" fo:font-style="normal" fo:font-weight="normal" fo:background-color="#f0f3f5"/>
    </style:style>
    <style:style style:name="T11" style:family="text">
      <style:text-properties fo:font-variant="normal" fo:text-transform="none" fo:color="#3d464d" style:font-name="Times New Roman" fo:letter-spacing="normal" fo:font-style="normal"/>
    </style:style>
    <style:style style:name="T12" style:family="text">
      <style:text-properties fo:font-variant="normal" fo:text-transform="none" fo:color="#3d464d" style:font-name="Times New Roman" fo:letter-spacing="normal" fo:font-style="normal" fo:font-weight="normal"/>
    </style:style>
    <style:style style:name="T13" style:family="text">
      <style:text-properties fo:font-variant="normal" fo:text-transform="none" fo:color="#3d464d" style:font-name="Times New Roman" fo:letter-spacing="normal" fo:font-style="normal" fo:font-weight="normal" fo:background-color="#f0f3f5"/>
    </style:style>
    <style:style style:name="T14" style:family="text">
      <style:text-properties fo:font-variant="normal" fo:text-transform="none" fo:color="#3d464d" style:font-name="Times New Roman" fo:font-size="13pt" fo:letter-spacing="normal" fo:font-style="normal" fo:font-weight="normal" style:font-size-asian="13pt" style:font-size-complex="13pt"/>
    </style:style>
    <style:style style:name="T15" style:family="text">
      <style:text-properties fo:font-variant="normal" fo:text-transform="none" fo:color="#3d464d" style:font-name="Times New Roman" fo:font-size="13pt" fo:letter-spacing="normal" fo:font-style="normal" fo:font-weight="normal" fo:background-color="#f0f3f5" style:font-size-asian="13pt" style:font-size-complex="13pt"/>
    </style:style>
    <style:style style:name="T16" style:family="text">
      <style:text-properties fo:font-variant="normal" fo:text-transform="none" fo:color="#3d464d" fo:font-size="13pt" fo:letter-spacing="normal" fo:font-style="normal" fo:font-weight="normal" style:font-size-asian="13pt" style:font-size-complex="13pt"/>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5pt" fo:background-color="#f0f3f5"/>
    </style:style>
    <style:style style:name="T20" style:family="text">
      <style:text-properties style:font-name="Times New Roman" fo:background-color="#f0f3f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ontrole de Versão com Git</text:h>
      <text:p text:style-name="P5"/>
      <text:p text:style-name="P5">Antes de começarmos a trabalhar de fato no Git, vamos conversar sobre pra quê ele serve, o que é este tal de sistema de controle de versões. Imaginemos que você, uma pessoa que desenvolve, tem um projeto em seu computador.</text:p>
      <text:p text:style-name="P7">Obviamente, você fará alterações no código, porém, você trabalha em uma equipe, portanto, além de você existem outras pessoas que estão desenvolvendo neste mesmo projeto. Cada um possui uma cópia do projeto nas suas respectivas máquinas locais, para que seja possível fazer alterações, e ver tudo funcionando direitinho antes de enviar para outra pessoa.</text:p>
      <text:p text:style-name="P7">No entanto, como todos estão trabalhando no mesmo projeto, essas pessoas precisam entender que modificações estão sendo feitas em paralelo. Então, quando você realizar alguma alteração, por exemplo, é necessário notificar o restante da equipe.</text:p>
      <text:p text:style-name="P6"><text:span text:style-name="T14">Porém, quando você faz esta alteração e tenta enviar aos outros, seja por meio de um pendrive, por e-mail, salvando no Dropbox, pode acontecer deles já terem feito uma alteração também, ou terem feito outras modificações anteriormente. </text:span><text:span text:style-name="Strong_20_Emphasis"><text:span text:style-name="T14">De que forma podemos controlar essas versões diferentes de um mesmo código?</text:span></text:span></text:p>
      <text:p text:style-name="P7">Não é difícil de imaginar que deste modo o trabalho fica bastante confuso, certo? Então, uma das soluções possíveis é separar um servidor específico para o envio das alterações dos arquivos. Todos da equipe terão acesso a este servidor.</text:p>
      <text:p text:style-name="P7">Neste servidor, deve haver alguma ferramenta capaz de identificar que a versão enviada não é a mais recente, e portanto não deixe o arquivo ser enviado. Isto é, antes do envio de uma alteração, este colega de trabalho precisará baixar as alterações que já foram enviadas, para que só então consiga enviar a versão atualizada por ele.</text:p>
      <text:p text:style-name="P6"><text:span text:style-name="T14">Isso é o chamado </text:span><text:span text:style-name="Strong_20_Emphasis"><text:span text:style-name="T14">controle de versão</text:span></text:span><text:span text:style-name="T14">, pois se temos diferentes versões do código precisaremos de um sistema que controle essas versões. E é isso que o Git fará para nós. Este não é o único sistema de controle de versão que existe. Outras alternativas são:</text:span></text:p>
      <text:list xml:id="list3659255833767428206" text:style-name="L3">
        <text:list-item>
          <text:list>
            <text:list-item>
              <text:p text:style-name="P4">CVS</text:p>
            </text:list-item>
            <text:list-item>
              <text:p text:style-name="P4">SVN</text:p>
            </text:list-item>
            <text:list-item>
              <text:p text:style-name="P4">Mercurial</text:p>
            </text:list-item>
            <text:list-item>
              <text:p text:style-name="P11">GIT</text:p>
            </text:list-item>
          </text:list>
        </text:list-item>
      </text:list>
      <text:p text:style-name="P6"><text:soft-page-break/><text:span text:style-name="T14">O Git é o mais utilizado entre eles atualmente por conta de algumas características vantajosas, como permitir uma cópia do projeto, um </text:span><text:span text:style-name="Strong_20_Emphasis"><text:span text:style-name="T14">repositório do projeto</text:span></text:span><text:span text:style-name="T14"> em sua máquina, para que se possa trabalhar em cima dela e então enviá-lo para outro repositório, o que se denomina </text:span><text:span text:style-name="Strong_20_Emphasis"><text:span text:style-name="T14">repositórios distribuídos</text:span></text:span><text:span text:style-name="T14">.</text:span></text:p>
      <text:p text:style-name="P7">Isso permite o trabalho de modo offline, antes da comunicação com outro servidor para que o envio de versões, e assim por diante. Existem várias outras diferenças entre estas alternativas, e você as entenderá melhor no decorrer do curso.</text:p>
      <text:p text:style-name="P7">Agora que já entendemos a motivação para utilizar o Git, e em que cenário faz sentido usarmos um controle de versões, vamos instalá-lo e ver como ele funciona?</text:p>
      <text:p text:style-name="P9">O projeto que desenvolveremos durante o curso será uma página HTML de cursos na Alura, simples, sem estilos, para que possamos de fato focar no Git, e não precisemos adentrar em detalhes de nenhuma linguagem de programação. Queremos que um repositório do Git seja inicializado, e para tal usamos o comando <text:span text:style-name="Source_20_Text"><text:span text:style-name="T20">git init</text:span></text:span>.</text:p>
      <text:p text:style-name="P6"><text:span text:style-name="T14">Assim, todas as alterações que forem realizadas no arquivo localizado dentro deste repositório poderão ser mostradas pelo Git, com indicações do que foi modificado, quem modificou, quando, e por aí vai. Ainda não entraremos em detalhes, mas reparem que, a partir do momento em que digitamos </text:span><text:span text:style-name="Source_20_Text"><text:span text:style-name="T15">git init</text:span></text:span><text:span text:style-name="T14">, uma informação foi acrescentada no final do Git Bash (</text:span><text:span text:style-name="Source_20_Text"><text:span text:style-name="T15">(master)</text:span></text:span><text:span text:style-name="T14">).</text:span></text:p>
      <text:p text:style-name="P6"><text:span text:style-name="T14">Caso você esteja utilizando o Terminal padrão do Linux ou do Mac, e esta opção não aparecer, não tem problema nenhum, não significa que não esteja funcionando, é simplesmente uma informação a mais, trazida pelo Git Bash. Mas como saberemos que o comando </text:span><text:span text:style-name="Source_20_Text"><text:span text:style-name="T15">git init</text:span></text:span><text:span text:style-name="T14"> está "enxergando" a pasta e entendendo as modificações?</text:span></text:p>
      <text:p text:style-name="P6"><text:span text:style-name="T14">Um comando que mostra o estado do nosso repositório, ou seja, quais arquivos foram alterados, ou não, é o </text:span><text:span text:style-name="Source_20_Text"><text:span text:style-name="T15">git status</text:span></text:span><text:span text:style-name="T14">. Ao ser rodado, neste caso, por exemplo, ele nos informa que está sendo rodado no ramo, ou branch master (</text:span><text:span text:style-name="Source_20_Text"><text:span text:style-name="T15">On branch master</text:span></text:span><text:span text:style-name="T14">), e que não possui nenhum commit (</text:span><text:span text:style-name="Source_20_Text"><text:span text:style-name="T15">No commits yet</text:span></text:span><text:span text:style-name="T14">).</text:span></text:p>
      <text:p text:style-name="P6"><text:span text:style-name="T14">Além disso, é indicado que há arquivos não monitorados (</text:span><text:span text:style-name="Source_20_Text"><text:span text:style-name="T15">Untracked files</text:span></text:span><text:span text:style-name="T14">) em nosso projeto, justamente </text:span><text:span text:style-name="Source_20_Text"><text:span text:style-name="T15">index.html</text:span></text:span><text:span text:style-name="T14">, que é o único arquivo que temos por enquanto. É indicado que utilizemos o comando </text:span><text:span text:style-name="Source_20_Text"><text:span text:style-name="T15">git add</text:span></text:span><text:span text:style-name="T14"> junto ao nome do arquivo para que possamos inclui-lo no que se quer "commitar".</text:span></text:p>
      <text:p text:style-name="P6"><text:span text:style-name="T14">Antes de entrarmos em maiores detalhes, e entendermos o que é um commit, um branch, já temos um conceito de </text:span><text:span text:style-name="Strong_20_Emphasis"><text:span text:style-name="T14">repositório</text:span></text:span><text:span text:style-name="T14">, e informamos ao Git que esta pasta em específico é um repositório do Git, então, tudo que estiver dentro desta pasta, a menos que informemos o contrário, será monitorado e analisado pelo Git e, se for o caso, salvar as alterações, ou não.</text:span></text:p>
      <text:p text:style-name="P6"><text:span text:style-name="T14">Como o Git mesmo nos informa, o arquivo que usaremos ainda não está sendo monitorado, então, poderemos utilizar o comando </text:span><text:span text:style-name="Source_20_Text"><text:span text:style-name="T15">git add</text:span></text:span><text:span text:style-name="T14">? Veremos tudo isso adiante!</text:span></text:p>
      <text:p text:style-name="P7"/>
      <text:p text:style-name="P2">Instalação do Git</text:p>
      <text:p text:style-name="P7"/>
      <text:p text:style-name="P8"><text:span text:style-name="T18">Vamos instalar o Git para começarmos a controlar as versões dos nossos códigos. Para isso, basta pesquisarmos por "git" na internet, e clicarmos no que provavelmente será o primeiro resultado, o </text:span><text:a xlink:type="simple" xlink:href="http://git-scm.com/" office:target-frame-name="_blank" xlink:show="new" text:style-name="Internet_20_link" text:visited-style-name="Visited_20_Internet_20_Link"><text:span text:style-name="T18">site oficial</text:span></text:a><text:span text:style-name="T18">. Nele, temos algumas informações sobre o que é o Git, mas por ora clicaremos no botão de download, neste caso, "Download 2.21.0 for Windows".</text:span></text:p>
      <text:p text:style-name="P14">Caso você esteja utilizando Linux, algumas distribuições já vêm com o Git instalado, então é só abrir o Terminal e digitar "git" para verificar isto. Se ele não estiver instalado, o gerenciador de pacotes da sua distribuição, por exemplo o APT para Ubuntu ou derivados de Debian, o DNF para Fedora, com certeza possuem uma versão do Git, basta executar a instalação por meio da linha de comando.</text:p>
      <text:p text:style-name="P6"><text:span text:style-name="T14">Feito o download, executaremos o arquivo, e durante a instalação, existem alguns pontos interessantes que o Git nos traz, sendo o Git Bash um deles, que é uma forma de digitar comandos que passaremos a utilizar no Windows. Não que não seja possível optar pelo Prompt de comando padrão do Windows. A diferença é que o Git Bash fornece comandos com os quais quem desenvolve em Linux já está acostumado a usar, como o </text:span><text:span text:style-name="Source_20_Text"><text:span text:style-name="T15">ls</text:span></text:span><text:span text:style-name="T14"> para mostrar arquivos e pastas existentes no diretório atual.</text:span></text:p>
      <text:p text:style-name="P7">Manteremos a instalação padrão e clicaremos em "Next". Em "Adjusting your PATH environment", é possível definir se iremos usar apenas o Git Bash, ou então o Git de qualquer outra interface de linha de comando, portanto também deixaremos marcada a opção padrão. Caso você queira ler com maior atenção cada uma das etapas de instalação, não tem problema, mas para o que faremos neste curso, as opções padrões são o suficiente.</text:p>
      <text:p text:style-name="P6"><text:span text:style-name="T14">Finalizada a instalação, desmarcaremos o box de "View Release Notes" e marcaremos "Launch Git Bash", para que se inicie a execução do Git Bash. A aparência é muito similar à de um Terminal, com a diferença de que no Prompt de comando digitaríamos, por exemplo, </text:span><text:span text:style-name="Source_20_Text"><text:span text:style-name="T15">dir</text:span></text:span><text:span text:style-name="T14"> para que fossem exibidas as pastas existentes, sendo que no Linux e no Mac utilizamos </text:span><text:span text:style-name="Source_20_Text"><text:span text:style-name="T15">ls</text:span></text:span><text:span text:style-name="T14">.</text:span></text:p>
      <text:p text:style-name="P6"><text:span text:style-name="T14">Com isso, temos um novo Terminal instalado, além do próprio Git, e para garantirmos isso, podemos executar </text:span><text:span text:style-name="Source_20_Text"><text:span text:style-name="T15">git --version</text:span></text:span><text:span text:style-name="T14">, ao que será retornado </text:span><text:span text:style-name="Source_20_Text"><text:span text:style-name="T15">git version 2.21.0.windows.1</text:span></text:span><text:span text:style-name="T14">, neste caso. Não se atente à versão neste momento, caso você esteja com uma versão mais recente, não tem problema também.</text:span></text:p>
      <text:p text:style-name="P7"><text:soft-page-break/>Poderemos começar a controlar um código, um projeto. Mas o que desenvolveremos durante este curso? Vamos conversar um pouco melhor sobre isso a seguir!</text:p>
      <text:p text:style-name="P7"/>
      <text:p text:style-name="P3"/>
      <text:p text:style-name="Standard"/>
      <text:h text:style-name="P13" text:outline-level="1"><text:span text:style-name="T11">Repositórios</text:span></text:h>
      <text:p text:style-name="P10"><text:span text:style-name="T14"/></text:p>
      <text:p text:style-name="P10"><text:span text:style-name="T14">O projeto que desenvolveremos durante o curso será uma página HTML de cursos na Alura, simples, sem estilos, para que possamos de fato focar no Git, e não precisemos adentrar em detalhes de nenhuma linguagem de programação. Queremos que um repositório do Git seja inicializado, e para tal usamos o comando </text:span><text:span text:style-name="Source_20_Text"><text:span text:style-name="T15">git init</text:span></text:span><text:span text:style-name="T14">.</text:span></text:p>
      <text:p text:style-name="P6"><text:span text:style-name="T14">Assim, todas as alterações que forem realizadas no arquivo localizado dentro deste repositório poderão ser mostradas pelo Git, com indicações do que foi modificado, quem modificou, quando, e por aí vai. Ainda não entraremos em detalhes, mas reparem que, a partir do momento em que digitamos </text:span><text:span text:style-name="Source_20_Text"><text:span text:style-name="T15">git init</text:span></text:span><text:span text:style-name="T14">, uma informação foi acrescentada no final do Git Bash (</text:span><text:span text:style-name="Source_20_Text"><text:span text:style-name="T15">(master)</text:span></text:span><text:span text:style-name="T14">).</text:span></text:p>
      <text:p text:style-name="P6"><text:span text:style-name="T14">Caso você esteja utilizando o Terminal padrão do Linux ou do Mac, e esta opção não aparecer, não tem problema nenhum, não significa que não esteja funcionando, é simplesmente uma informação a mais, trazida pelo Git Bash. Mas como saberemos que o comando </text:span><text:span text:style-name="Source_20_Text"><text:span text:style-name="T15">git init</text:span></text:span><text:span text:style-name="T14"> está "enxergando" a pasta e entendendo as modificações?</text:span></text:p>
      <text:p text:style-name="P6"><text:span text:style-name="T14">Um comando que mostra o estado do nosso repositório, ou seja, quais arquivos foram alterados, ou não, é o </text:span><text:span text:style-name="Source_20_Text"><text:span text:style-name="T15">git status</text:span></text:span><text:span text:style-name="T14">. Ao ser rodado, neste caso, por exemplo, ele nos informa que está sendo rodado no ramo, ou branch master (</text:span><text:span text:style-name="Source_20_Text"><text:span text:style-name="T15">On branch master</text:span></text:span><text:span text:style-name="T14">), e que não possui nenhum commit (</text:span><text:span text:style-name="Source_20_Text"><text:span text:style-name="T15">No commits yet</text:span></text:span><text:span text:style-name="T14">).</text:span></text:p>
      <text:p text:style-name="P6"><text:span text:style-name="T14">Além disso, é indicado que há arquivos não monitorados (</text:span><text:span text:style-name="Source_20_Text"><text:span text:style-name="T15">Untracked files</text:span></text:span><text:span text:style-name="T14">) em nosso projeto, justamente </text:span><text:span text:style-name="Source_20_Text"><text:span text:style-name="T15">index.html</text:span></text:span><text:span text:style-name="T14">, que é o único arquivo que temos por enquanto. É indicado que utilizemos o comando </text:span><text:span text:style-name="Source_20_Text"><text:span text:style-name="T15">git add</text:span></text:span><text:span text:style-name="T14"> junto ao nome do arquivo para que possamos inclui-lo no que se quer "commitar".</text:span></text:p>
      <text:p text:style-name="P6"><text:span text:style-name="T14">Antes de entrarmos em maiores detalhes, e entendermos o que é um commit, um branch, já temos um conceito de </text:span><text:span text:style-name="Strong_20_Emphasis"><text:span text:style-name="T14">repositório</text:span></text:span><text:span text:style-name="T14">, e informamos ao Git que esta pasta em específico é um repositório do Git, então, tudo que estiver dentro desta pasta, a menos que informemos o contrário, será monitorado e analisado pelo Git e, se for o caso, salvar as alterações, ou não.</text:span></text:p>
      <text:p text:style-name="P6"><text:span text:style-name="T14">Como o Git mesmo nos informa, o arquivo que usaremos ainda não está sendo monitorado, então, poderemos utilizar o comando </text:span><text:span text:style-name="Source_20_Text"><text:span text:style-name="T15">git add</text:span></text:span><text:span text:style-name="T14">? Veremos tudo isso adiant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erif Pro" svg:font-family="'Source Serif Pro', 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26S</meta:editing-duration>
    <meta:editing-cycles>5</meta:editing-cycles>
    <meta:generator>OpenOffice/4.1.6$Win32 OpenOffice.org_project/416m1$Build-9790</meta:generator>
    <dc:date>2020-02-16T10:24:18.86</dc:date>
    <dc:creator>Joao Siqueira</dc:creator>
    <meta:document-statistic meta:table-count="0" meta:image-count="0" meta:object-count="0" meta:page-count="6" meta:paragraph-count="38" meta:word-count="1572" meta:character-count="9346"/>
    <meta:user-defined meta:name="Info 1"/>
    <meta:user-defined meta:name="Info 2"/>
    <meta:user-defined meta:name="Info 3"/>
    <meta:user-defined meta:name="Info 4"/>
  </office:meta>
</office:document-meta>
</file>